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118mm" svg:x="159.05mm" svg:y="8508.15mm">
            <loext:p draw:notify-on-update-of-ranges="Sheet1.D1:Sheet1.D1808 Sheet1.G1:Sheet1.G18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42.81mm" svg:y="6.58mm">
            <loext:p draw:notify-on-update-of-ranges="Sheet1.C1:Sheet1.C107 Sheet1.A1:Sheet1.A10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70.07mm" svg:y="58.9mm">
            <loext:p draw:notify-on-update-of-ranges="Sheet1.D1:Sheet1.D107 Sheet1.A1:Sheet1.A10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7mm" svg:height="90.05mm" svg:x="0mm" svg:y="22.84mm">
            <loext:p draw:notify-on-update-of-ranges="Sheet1.A1:Sheet1.A108 Sheet1.G31:Sheet1.G31 Sheet1.C1:Sheet1.C107 Sheet1.A1:Sheet1.A108 Sheet1.G32:Sheet1.G32 Sheet1.D1:Sheet1.D10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00025" calcext:value-type="float">
            <text:p>2.5E-12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0005" calcext:value-type="float">
            <text:p>5E-1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.769799" calcext:value-type="float">
            <text:p>1.769799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0006953072" calcext:value-type="float">
            <text:p>6.953072E-12</text:p>
          </table:table-cell>
          <table:table-cell office:value-type="float" office:value="0" calcext:value-type="float">
            <text:p>0</text:p>
          </table:table-cell>
          <table:table-cell office:value-type="float" office:value="1.251553" calcext:value-type="float">
            <text:p>1.251553</text:p>
          </table:table-cell>
          <table:table-cell office:value-type="float" office:value="1.712401" calcext:value-type="float">
            <text:p>1.712401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001" calcext:value-type="float">
            <text:p>1E-11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.563227" calcext:value-type="float">
            <text:p>1.563227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001487508" calcext:value-type="float">
            <text:p>1.487508E-11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.563227" calcext:value-type="float">
            <text:p>1.563227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001609625" calcext:value-type="float">
            <text:p>1.609625E-11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.563227" calcext:value-type="float">
            <text:p>1.563227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002000397" calcext:value-type="float">
            <text:p>2.000397E-11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.563227" calcext:value-type="float">
            <text:p>1.563227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003250868" calcext:value-type="float">
            <text:p>3.250868E-11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.563227" calcext:value-type="float">
            <text:p>1.563227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007252376" calcext:value-type="float">
            <text:p>7.252376E-11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.563227" calcext:value-type="float">
            <text:p>1.563227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0200572" calcext:value-type="float">
            <text:p>2.00572E-10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.563227" calcext:value-type="float">
            <text:p>1.563227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06103264" calcext:value-type="float">
            <text:p>6.103264E-10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.563227" calcext:value-type="float">
            <text:p>1.563227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101" calcext:value-type="float">
            <text:p>0.000000001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.563227" calcext:value-type="float">
            <text:p>1.563227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10115" calcext:value-type="float">
            <text:p>0.000000001</text:p>
          </table:table-cell>
          <table:table-cell office:value-type="float" office:value="0" calcext:value-type="float">
            <text:p>0</text:p>
          </table:table-cell>
          <table:table-cell office:value-type="float" office:value="1.53" calcext:value-type="float">
            <text:p>1.53</text:p>
          </table:table-cell>
          <table:table-cell office:value-type="float" office:value="1.645747" calcext:value-type="float">
            <text:p>1.645747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10163" calcext:value-type="float">
            <text:p>0.000000001</text:p>
          </table:table-cell>
          <table:table-cell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office:value-type="float" office:value="1.791452" calcext:value-type="float">
            <text:p>1.791452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102" calcext:value-type="float">
            <text:p>0.000000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1024481" calcext:value-type="float">
            <text:p>0.000000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1030194" calcext:value-type="float">
            <text:p>0.000000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1043153" calcext:value-type="float">
            <text:p>0.000000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1084624" calcext:value-type="float">
            <text:p>1.084624E-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121733" calcext:value-type="float">
            <text:p>1.21733E-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164199" calcext:value-type="float">
            <text:p>1.64199E-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2" calcext:value-type="float">
            <text:p>0.0000000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2005" calcext:value-type="float">
            <text:p>0.00000000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200625" calcext:value-type="float">
            <text:p>0.000000002</text:p>
          </table:table-cell>
          <table:table-cell office:value-type="float" office:value="0" calcext:value-type="float">
            <text:p>0</text:p>
          </table:table-cell>
          <table:table-cell office:value-type="float" office:value="1.125" calcext:value-type="float">
            <text:p>1.125</text:p>
          </table:table-cell>
          <table:table-cell office:value-type="float" office:value="1.736503" calcext:value-type="float">
            <text:p>1.736503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201" calcext:value-type="float">
            <text:p>0.000000002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.563227" calcext:value-type="float">
            <text:p>1.563227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2011828" calcext:value-type="float">
            <text:p>0.000000002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.563227" calcext:value-type="float">
            <text:p>1.563227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2012883" calcext:value-type="float">
            <text:p>0.000000002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.563227" calcext:value-type="float">
            <text:p>1.563227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2016168" calcext:value-type="float">
            <text:p>0.000000002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.563227" calcext:value-type="float">
            <text:p>1.563227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2026677" calcext:value-type="float">
            <text:p>0.000000002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.563227" calcext:value-type="float">
            <text:p>1.563227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2060308" calcext:value-type="float">
            <text:p>2.060308E-09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.563227" calcext:value-type="float">
            <text:p>1.563227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n</text:p>
          </table:table-cell>
        </table:table-row>
        <table:table-row table:style-name="ro1">
          <table:table-cell office:value-type="float" office:value="0.000000002167927" calcext:value-type="float">
            <text:p>2.167927E-09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.563227" calcext:value-type="float">
            <text:p>1.563227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ut</text:p>
          </table:table-cell>
        </table:table-row>
        <table:table-row table:style-name="ro1">
          <table:table-cell office:value-type="float" office:value="0.000000002512308" calcext:value-type="float">
            <text:p>2.512308E-09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.563227" calcext:value-type="float">
            <text:p>1.563227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301" calcext:value-type="float">
            <text:p>0.000000003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.563227" calcext:value-type="float">
            <text:p>1.563227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30115" calcext:value-type="float">
            <text:p>0.000000003</text:p>
          </table:table-cell>
          <table:table-cell office:value-type="float" office:value="0" calcext:value-type="float">
            <text:p>0</text:p>
          </table:table-cell>
          <table:table-cell office:value-type="float" office:value="1.53" calcext:value-type="float">
            <text:p>1.53</text:p>
          </table:table-cell>
          <table:table-cell office:value-type="float" office:value="1.645747" calcext:value-type="float">
            <text:p>1.645747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30163" calcext:value-type="float">
            <text:p>0.000000003</text:p>
          </table:table-cell>
          <table:table-cell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office:value-type="float" office:value="1.791452" calcext:value-type="float">
            <text:p>1.791452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302" calcext:value-type="float">
            <text:p>0.00000000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04307665" calcext:value-type="float">
            <text:p>4.307665E-14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3024481" calcext:value-type="float">
            <text:p>0.0000000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3030194" calcext:value-type="float">
            <text:p>0.0000000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3043153" calcext:value-type="float">
            <text:p>0.0000000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3084624" calcext:value-type="float">
            <text:p>3.084624E-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321733" calcext:value-type="float">
            <text:p>3.21733E-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364199" calcext:value-type="float">
            <text:p>3.64199E-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4" calcext:value-type="float">
            <text:p>0.000000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4005" calcext:value-type="float">
            <text:p>0.000000004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400625" calcext:value-type="float">
            <text:p>0.000000004</text:p>
          </table:table-cell>
          <table:table-cell office:value-type="float" office:value="0" calcext:value-type="float">
            <text:p>0</text:p>
          </table:table-cell>
          <table:table-cell office:value-type="float" office:value="1.125" calcext:value-type="float">
            <text:p>1.125</text:p>
          </table:table-cell>
          <table:table-cell office:value-type="float" office:value="1.736503" calcext:value-type="float">
            <text:p>1.736503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401" calcext:value-type="float">
            <text:p>0.000000004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.563227" calcext:value-type="float">
            <text:p>1.563227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4011828" calcext:value-type="float">
            <text:p>0.000000004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.563227" calcext:value-type="float">
            <text:p>1.563227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4012883" calcext:value-type="float">
            <text:p>0.000000004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.563227" calcext:value-type="float">
            <text:p>1.563227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4016168" calcext:value-type="float">
            <text:p>0.000000004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.563227" calcext:value-type="float">
            <text:p>1.563227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4026677" calcext:value-type="float">
            <text:p>0.000000004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.563227" calcext:value-type="float">
            <text:p>1.563227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4060308" calcext:value-type="float">
            <text:p>4.060308E-09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.563227" calcext:value-type="float">
            <text:p>1.563227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4167927" calcext:value-type="float">
            <text:p>4.167927E-09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.563227" calcext:value-type="float">
            <text:p>1.563227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4512308" calcext:value-type="float">
            <text:p>4.512308E-09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.563227" calcext:value-type="float">
            <text:p>1.563227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501" calcext:value-type="float">
            <text:p>0.000000005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.563227" calcext:value-type="float">
            <text:p>1.563227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50115" calcext:value-type="float">
            <text:p>0.000000005</text:p>
          </table:table-cell>
          <table:table-cell office:value-type="float" office:value="0" calcext:value-type="float">
            <text:p>0</text:p>
          </table:table-cell>
          <table:table-cell office:value-type="float" office:value="1.53" calcext:value-type="float">
            <text:p>1.53</text:p>
          </table:table-cell>
          <table:table-cell office:value-type="float" office:value="1.645747" calcext:value-type="float">
            <text:p>1.645747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50163" calcext:value-type="float">
            <text:p>0.000000005</text:p>
          </table:table-cell>
          <table:table-cell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office:value-type="float" office:value="1.791452" calcext:value-type="float">
            <text:p>1.791452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502" calcext:value-type="float">
            <text:p>0.0000000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5024481" calcext:value-type="float">
            <text:p>0.0000000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5030194" calcext:value-type="float">
            <text:p>0.0000000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5043153" calcext:value-type="float">
            <text:p>0.0000000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5084624" calcext:value-type="float">
            <text:p>5.084624E-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521733" calcext:value-type="float">
            <text:p>5.21733E-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564199" calcext:value-type="float">
            <text:p>5.64199E-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6" calcext:value-type="float">
            <text:p>0.0000000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6005" calcext:value-type="float">
            <text:p>0.000000006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600625" calcext:value-type="float">
            <text:p>0.000000006</text:p>
          </table:table-cell>
          <table:table-cell office:value-type="float" office:value="0" calcext:value-type="float">
            <text:p>0</text:p>
          </table:table-cell>
          <table:table-cell office:value-type="float" office:value="1.125" calcext:value-type="float">
            <text:p>1.125</text:p>
          </table:table-cell>
          <table:table-cell office:value-type="float" office:value="1.736503" calcext:value-type="float">
            <text:p>1.736503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601" calcext:value-type="float">
            <text:p>0.000000006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.563227" calcext:value-type="float">
            <text:p>1.563227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6011828" calcext:value-type="float">
            <text:p>0.000000006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.563227" calcext:value-type="float">
            <text:p>1.563227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6012883" calcext:value-type="float">
            <text:p>0.000000006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.563227" calcext:value-type="float">
            <text:p>1.563227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6016168" calcext:value-type="float">
            <text:p>0.000000006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.563227" calcext:value-type="float">
            <text:p>1.563227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6026677" calcext:value-type="float">
            <text:p>0.000000006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.563227" calcext:value-type="float">
            <text:p>1.563227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6060308" calcext:value-type="float">
            <text:p>6.060308E-09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.563227" calcext:value-type="float">
            <text:p>1.563227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6167927" calcext:value-type="float">
            <text:p>6.167927E-09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.563227" calcext:value-type="float">
            <text:p>1.563227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6512308" calcext:value-type="float">
            <text:p>6.512308E-09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.563227" calcext:value-type="float">
            <text:p>1.563227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701" calcext:value-type="float">
            <text:p>0.000000007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.563227" calcext:value-type="float">
            <text:p>1.563227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70115" calcext:value-type="float">
            <text:p>0.000000007</text:p>
          </table:table-cell>
          <table:table-cell office:value-type="float" office:value="0" calcext:value-type="float">
            <text:p>0</text:p>
          </table:table-cell>
          <table:table-cell office:value-type="float" office:value="1.53" calcext:value-type="float">
            <text:p>1.53</text:p>
          </table:table-cell>
          <table:table-cell office:value-type="float" office:value="1.645747" calcext:value-type="float">
            <text:p>1.645747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70163" calcext:value-type="float">
            <text:p>0.000000007</text:p>
          </table:table-cell>
          <table:table-cell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office:value-type="float" office:value="1.791452" calcext:value-type="float">
            <text:p>1.791452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702" calcext:value-type="float">
            <text:p>0.0000000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7024481" calcext:value-type="float">
            <text:p>0.0000000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7030194" calcext:value-type="float">
            <text:p>0.0000000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7043153" calcext:value-type="float">
            <text:p>0.0000000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7084624" calcext:value-type="float">
            <text:p>7.084624E-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721733" calcext:value-type="float">
            <text:p>7.21733E-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764199" calcext:value-type="float">
            <text:p>7.64199E-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8" calcext:value-type="float">
            <text:p>0.0000000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8005" calcext:value-type="float">
            <text:p>0.00000000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800625" calcext:value-type="float">
            <text:p>0.000000008</text:p>
          </table:table-cell>
          <table:table-cell office:value-type="float" office:value="0" calcext:value-type="float">
            <text:p>0</text:p>
          </table:table-cell>
          <table:table-cell office:value-type="float" office:value="1.125" calcext:value-type="float">
            <text:p>1.125</text:p>
          </table:table-cell>
          <table:table-cell office:value-type="float" office:value="1.736503" calcext:value-type="float">
            <text:p>1.736503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801" calcext:value-type="float">
            <text:p>0.000000008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.563227" calcext:value-type="float">
            <text:p>1.563227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8011828" calcext:value-type="float">
            <text:p>0.000000008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.563227" calcext:value-type="float">
            <text:p>1.563227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8012883" calcext:value-type="float">
            <text:p>0.000000008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.563227" calcext:value-type="float">
            <text:p>1.563227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8016168" calcext:value-type="float">
            <text:p>0.000000008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.563227" calcext:value-type="float">
            <text:p>1.563227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8026677" calcext:value-type="float">
            <text:p>0.000000008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.563227" calcext:value-type="float">
            <text:p>1.563227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8060308" calcext:value-type="float">
            <text:p>8.060308E-09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.563227" calcext:value-type="float">
            <text:p>1.563227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8167927" calcext:value-type="float">
            <text:p>8.167927E-09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.563227" calcext:value-type="float">
            <text:p>1.563227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8512308" calcext:value-type="float">
            <text:p>8.512308E-09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.563227" calcext:value-type="float">
            <text:p>1.563227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901" calcext:value-type="float">
            <text:p>0.000000009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.563227" calcext:value-type="float">
            <text:p>1.563227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90115" calcext:value-type="float">
            <text:p>0.000000009</text:p>
          </table:table-cell>
          <table:table-cell office:value-type="float" office:value="0" calcext:value-type="float">
            <text:p>0</text:p>
          </table:table-cell>
          <table:table-cell office:value-type="float" office:value="1.53" calcext:value-type="float">
            <text:p>1.53</text:p>
          </table:table-cell>
          <table:table-cell office:value-type="float" office:value="1.645747" calcext:value-type="float">
            <text:p>1.645747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90163" calcext:value-type="float">
            <text:p>0.000000009</text:p>
          </table:table-cell>
          <table:table-cell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office:value-type="float" office:value="1.791452" calcext:value-type="float">
            <text:p>1.791452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902" calcext:value-type="float">
            <text:p>0.0000000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9024481" calcext:value-type="float">
            <text:p>0.0000000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9030194" calcext:value-type="float">
            <text:p>0.0000000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9043153" calcext:value-type="float">
            <text:p>0.0000000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9084624" calcext:value-type="float">
            <text:p>9.084624E-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921733" calcext:value-type="float">
            <text:p>9.21733E-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0964199" calcext:value-type="float">
            <text:p>9.64199E-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001" calcext:value-type="float">
            <text:p>0.00000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E+030" calcext:value-type="float">
            <text:p>1E+030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2">00/00/0000</text:date>, <text:time style:data-style-name="N2" text:time-value="02:22:00.9485871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2T01:18:57.191404283</meta:creation-date>
    <dc:date>2019-11-02T02:55:44.435946787</dc:date>
    <meta:editing-duration>PT19M46S</meta:editing-duration>
    <meta:editing-cycles>3</meta:editing-cycles>
    <meta:generator>LibreOffice/5.1.6.2$Linux_X86_64 LibreOffice_project/10m0$Build-2</meta:generator>
    <meta:document-statistic meta:table-count="1" meta:cell-count="64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11.801cm" xlink:href=".." xlink:type="simple" chart:class="chart:scatter" chart:style-name="ch1">
        <chart:title svg:x="5.879cm" svg:y="0.372cm" chart:style-name="ch2">
          <text:p>Id vs Vds at Vgs=1V</text:p>
        </chart:title>
        <chart:plot-area chart:style-name="ch3" table:cell-range-address="Sheet1.D1:Sheet1.D1808 Sheet1.G1:Sheet1.G1822" svg:x="1.331cm" svg:y="1.387cm" svg:width="14.349cm" svg:height="9.197cm">
          <chartooo:coordinate-region svg:x="1.767cm" svg:y="1.586cm" svg:width="13.396cm" svg:height="8.351cm"/>
          <chart:axis chart:dimension="x" chart:name="primary-x" chart:style-name="ch4">
            <chart:title svg:x="7.919cm" svg:y="10.82cm" chart:style-name="ch5">
              <text:p>Vds (A)</text:p>
            </chart:title>
          </chart:axis>
          <chart:axis chart:dimension="y" chart:name="primary-y" chart:style-name="ch4">
            <chart:title svg:x="0.451cm" svg:y="6.505cm" chart:style-name="ch6">
              <text:p>Ids (V)</text:p>
            </chart:title>
            <chart:grid chart:style-name="ch7" chart:class="major"/>
          </chart:axis>
          <chart:series chart:style-name="ch8" chart:values-cell-range-address="Sheet1.G1:Sheet1.G1822" chart:class="chart:scatter">
            <chart:domain table:cell-range-address="Sheet1.D1:Sheet1.D1808"/>
            <chart:data-point chart:repeated="18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8">
                <text:p>1.8</text:p>
                <draw:g>
                  <svg:desc>Sheet1.D1:Sheet1.D1808</svg:desc>
                </draw:g>
              </table:table-cell>
              <table:table-cell office:value-type="float" office:value="NaN">
                <text:p>NaN</text:p>
                <draw:g>
                  <svg:desc>Sheet1.G1:Sheet1.G18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69799">
                <text:p>1.769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12401">
                <text:p>1.712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63227">
                <text:p>1.563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63227">
                <text:p>1.563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63227">
                <text:p>1.563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63227">
                <text:p>1.563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63227">
                <text:p>1.563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63227">
                <text:p>1.563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63227">
                <text:p>1.563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63227">
                <text:p>1.563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63227">
                <text:p>1.563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45747">
                <text:p>1.645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91452">
                <text:p>1.791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736503">
                <text:p>1.736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63227">
                <text:p>1.563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63227">
                <text:p>1.563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63227">
                <text:p>1.563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63227">
                <text:p>1.563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63227">
                <text:p>1.563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63227">
                <text:p>1.563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63227">
                <text:p>1.563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563227">
                <text:p>1.563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63227">
                <text:p>1.563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645747">
                <text:p>1.645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91452">
                <text:p>1.791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736503">
                <text:p>1.736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63227">
                <text:p>1.563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63227">
                <text:p>1.563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563227">
                <text:p>1.563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563227">
                <text:p>1.563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563227">
                <text:p>1.563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563227">
                <text:p>1.563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563227">
                <text:p>1.563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563227">
                <text:p>1.563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63227">
                <text:p>1.563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645747">
                <text:p>1.645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791452">
                <text:p>1.791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736503">
                <text:p>1.736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563227">
                <text:p>1.563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563227">
                <text:p>1.563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563227">
                <text:p>1.563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563227">
                <text:p>1.563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563227">
                <text:p>1.563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563227">
                <text:p>1.563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563227">
                <text:p>1.563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563227">
                <text:p>1.563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63227">
                <text:p>1.563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645747">
                <text:p>1.645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791452">
                <text:p>1.791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36503">
                <text:p>1.736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563227">
                <text:p>1.563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563227">
                <text:p>1.563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563227">
                <text:p>1.563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563227">
                <text:p>1.563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563227">
                <text:p>1.563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563227">
                <text:p>1.563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563227">
                <text:p>1.563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563227">
                <text:p>1.563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563227">
                <text:p>1.563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645747">
                <text:p>1.645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791452">
                <text:p>1.791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19cm" svg:y="0.316cm" chart:style-name="ch2">
          <text:p>Vin vs time</text:p>
        </chart:title>
        <chart:plot-area chart:style-name="ch3" table:cell-range-address="Sheet1.A1:Sheet1.A108 Sheet1.C1:Sheet1.C107" svg:x="1.331cm" svg:y="1.275cm" svg:width="14.349cm" svg:height="6.564cm">
          <chartooo:coordinate-region svg:x="2.058cm" svg:y="1.474cm" svg:width="12.641cm" svg:height="5.718cm"/>
          <chart:axis chart:dimension="x" chart:name="primary-x" chart:style-name="ch4">
            <chart:title svg:x="7.879cm" svg:y="8.019cm" chart:style-name="ch5">
              <text:p>Time (s)</text:p>
            </chart:title>
          </chart:axis>
          <chart:axis chart:dimension="y" chart:name="primary-y" chart:style-name="ch4">
            <chart:title svg:x="0.451cm" svg:y="5.091cm" chart:style-name="ch6">
              <text:p>Vin (V)</text:p>
            </chart:title>
            <chart:grid chart:style-name="ch7" chart:class="major"/>
          </chart:axis>
          <chart:series chart:style-name="ch8" chart:values-cell-range-address="Sheet1.C1:Sheet1.C107" chart:class="chart:scatter">
            <chart:domain table:cell-range-address="Sheet1.A1:Sheet1.A108"/>
            <chart:data-point chart:repeated="10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08</svg:desc>
                </draw:g>
              </table:table-cell>
              <table:table-cell office:value-type="float" office:value="0">
                <text:p>0</text:p>
                <draw:g>
                  <svg:desc>Sheet1.C1:Sheet1.C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0000025">
                <text:p>0.000000000002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000005">
                <text:p>0.00000000000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000006953072">
                <text:p>0.000000000006953072</text:p>
              </table:table-cell>
              <table:table-cell office:value-type="float" office:value="1.251553">
                <text:p>1.2515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000001487508">
                <text:p>0.0000000000148750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000001609625">
                <text:p>0.0000000000160962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000002000397">
                <text:p>0.0000000000200039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000003250868">
                <text:p>0.0000000000325086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000007252376">
                <text:p>0.0000000000725237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0000200572">
                <text:p>0.00000000020057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00006103264">
                <text:p>0.000000000610326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000101">
                <text:p>0.0000000010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00010115">
                <text:p>0.0000000010115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00010163">
                <text:p>0.0000000010163</text:p>
              </table:table-cell>
              <table:table-cell office:value-type="float" office:value="0.666">
                <text:p>0.6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000102">
                <text:p>0.00000000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0001024481">
                <text:p>0.000000001024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0001030194">
                <text:p>0.000000001030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0001043153">
                <text:p>0.000000001043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0001084624">
                <text:p>0.000000001084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000121733">
                <text:p>0.00000000121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000164199">
                <text:p>0.00000000164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0002">
                <text:p>0.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0002005">
                <text:p>0.00000000200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000200625">
                <text:p>0.00000000200625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000201">
                <text:p>0.0000000020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00002011828">
                <text:p>0.00000000201182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00002012883">
                <text:p>0.00000000201288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00002016168">
                <text:p>0.00000000201616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00002026677">
                <text:p>0.00000000202667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00002060308">
                <text:p>0.00000000206030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00002167927">
                <text:p>0.00000000216792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00002512308">
                <text:p>0.00000000251230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000301">
                <text:p>0.0000000030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00030115">
                <text:p>0.0000000030115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00030163">
                <text:p>0.0000000030163</text:p>
              </table:table-cell>
              <table:table-cell office:value-type="float" office:value="0.666">
                <text:p>0.6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000302">
                <text:p>0.00000000302</text:p>
              </table:table-cell>
              <table:table-cell office:value-type="float" office:value="0.00000000000004307665">
                <text:p>0.000000000000043076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00003024481">
                <text:p>0.000000003024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0003030194">
                <text:p>0.000000003030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00003043153">
                <text:p>0.000000003043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00003084624">
                <text:p>0.000000003084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0000321733">
                <text:p>0.00000000321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0000364199">
                <text:p>0.00000000364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00004">
                <text:p>0.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00004005">
                <text:p>0.00000000400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0000400625">
                <text:p>0.00000000400625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0000401">
                <text:p>0.0000000040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00004011828">
                <text:p>0.00000000401182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00004012883">
                <text:p>0.00000000401288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00004016168">
                <text:p>0.00000000401616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00004026677">
                <text:p>0.00000000402667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00004060308">
                <text:p>0.00000000406030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00004167927">
                <text:p>0.00000000416792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00004512308">
                <text:p>0.00000000451230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0000501">
                <text:p>0.0000000050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000050115">
                <text:p>0.0000000050115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000050163">
                <text:p>0.0000000050163</text:p>
              </table:table-cell>
              <table:table-cell office:value-type="float" office:value="0.666">
                <text:p>0.6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0000502">
                <text:p>0.00000000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00005024481">
                <text:p>0.000000005024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00005030194">
                <text:p>0.000000005030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00005043153">
                <text:p>0.000000005043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00005084624">
                <text:p>0.000000005084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0000521733">
                <text:p>0.00000000521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0000564199">
                <text:p>0.00000000564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00006">
                <text:p>0.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00006005">
                <text:p>0.00000000600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0000600625">
                <text:p>0.00000000600625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0000601">
                <text:p>0.0000000060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00006011828">
                <text:p>0.00000000601182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00006012883">
                <text:p>0.00000000601288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00006016168">
                <text:p>0.00000000601616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00006026677">
                <text:p>0.00000000602667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00006060308">
                <text:p>0.00000000606030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00006167927">
                <text:p>0.00000000616792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00006512308">
                <text:p>0.00000000651230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0000701">
                <text:p>0.0000000070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000070115">
                <text:p>0.0000000070115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000070163">
                <text:p>0.0000000070163</text:p>
              </table:table-cell>
              <table:table-cell office:value-type="float" office:value="0.666">
                <text:p>0.6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0000702">
                <text:p>0.00000000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00007024481">
                <text:p>0.000000007024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00007030194">
                <text:p>0.000000007030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000007043153">
                <text:p>0.000000007043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000007084624">
                <text:p>0.000000007084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0000721733">
                <text:p>0.00000000721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00000764199">
                <text:p>0.00000000764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000008">
                <text:p>0.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000008005">
                <text:p>0.00000000800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00000800625">
                <text:p>0.00000000800625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00000801">
                <text:p>0.0000000080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000008011828">
                <text:p>0.00000000801182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000008012883">
                <text:p>0.00000000801288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000008016168">
                <text:p>0.00000000801616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000008026677">
                <text:p>0.00000000802667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00008060308">
                <text:p>0.00000000806030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00008167927">
                <text:p>0.00000000816792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00008512308">
                <text:p>0.00000000851230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00000901">
                <text:p>0.0000000090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000090115">
                <text:p>0.0000000090115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000090163">
                <text:p>0.0000000090163</text:p>
              </table:table-cell>
              <table:table-cell office:value-type="float" office:value="0.666">
                <text:p>0.6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00000902">
                <text:p>0.00000000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000009024481">
                <text:p>0.000000009024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000009030194">
                <text:p>0.000000009030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000009043153">
                <text:p>0.000000009043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000009084624">
                <text:p>0.000000009084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00000921733">
                <text:p>0.00000000921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00000964199">
                <text:p>0.00000000964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00001">
                <text:p>0.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E+030">
                <text:p>1E+03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86cm" svg:y="0.316cm" chart:style-name="ch2">
          <text:p>Vout vs time</text:p>
        </chart:title>
        <chart:plot-area chart:style-name="ch3" table:cell-range-address="Sheet1.A1:Sheet1.A108 Sheet1.D1:Sheet1.D107" svg:x="1.331cm" svg:y="1.275cm" svg:width="14.349cm" svg:height="6.564cm">
          <chartooo:coordinate-region svg:x="2.243cm" svg:y="1.474cm" svg:width="12.456cm" svg:height="5.718cm"/>
          <chart:axis chart:dimension="x" chart:name="primary-x" chart:style-name="ch4">
            <chart:title svg:x="7.879cm" svg:y="8.019cm" chart:style-name="ch5">
              <text:p>Time (s)</text:p>
            </chart:title>
          </chart:axis>
          <chart:axis chart:dimension="y" chart:name="primary-y" chart:style-name="ch4">
            <chart:title svg:x="0.451cm" svg:y="5.183cm" chart:style-name="ch6">
              <text:p>Vout (V)</text:p>
            </chart:title>
            <chart:grid chart:style-name="ch7" chart:class="major"/>
          </chart:axis>
          <chart:series chart:style-name="ch8" chart:values-cell-range-address="Sheet1.D1:Sheet1.D107" chart:class="chart:scatter">
            <chart:domain table:cell-range-address="Sheet1.A1:Sheet1.A108"/>
            <chart:data-point chart:repeated="10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08</svg:desc>
                </draw:g>
              </table:table-cell>
              <table:table-cell office:value-type="float" office:value="1.8">
                <text:p>1.8</text:p>
                <draw:g>
                  <svg:desc>Sheet1.D1:Sheet1.D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0000025">
                <text:p>0.000000000002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000005">
                <text:p>0.000000000005</text:p>
              </table:table-cell>
              <table:table-cell office:value-type="float" office:value="1.769799">
                <text:p>1.7697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000006953072">
                <text:p>0.000000000006953072</text:p>
              </table:table-cell>
              <table:table-cell office:value-type="float" office:value="1.712401">
                <text:p>1.7124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000001487508">
                <text:p>0.00000000001487508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000001609625">
                <text:p>0.00000000001609625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000002000397">
                <text:p>0.00000000002000397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000003250868">
                <text:p>0.00000000003250868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000007252376">
                <text:p>0.00000000007252376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0000200572">
                <text:p>0.000000000200572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00006103264">
                <text:p>0.0000000006103264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000101">
                <text:p>0.00000000101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00010115">
                <text:p>0.0000000010115</text:p>
              </table:table-cell>
              <table:table-cell office:value-type="float" office:value="1.645747">
                <text:p>1.6457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00010163">
                <text:p>0.0000000010163</text:p>
              </table:table-cell>
              <table:table-cell office:value-type="float" office:value="1.791452">
                <text:p>1.7914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000102">
                <text:p>0.0000000010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0001024481">
                <text:p>0.00000000102448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0001030194">
                <text:p>0.00000000103019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0001043153">
                <text:p>0.00000000104315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0001084624">
                <text:p>0.00000000108462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000121733">
                <text:p>0.0000000012173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000164199">
                <text:p>0.0000000016419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0002">
                <text:p>0.00000000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0002005">
                <text:p>0.00000000200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000200625">
                <text:p>0.00000000200625</text:p>
              </table:table-cell>
              <table:table-cell office:value-type="float" office:value="1.736503">
                <text:p>1.7365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000201">
                <text:p>0.00000000201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00002011828">
                <text:p>0.000000002011828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00002012883">
                <text:p>0.000000002012883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00002016168">
                <text:p>0.000000002016168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00002026677">
                <text:p>0.000000002026677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00002060308">
                <text:p>0.000000002060308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00002167927">
                <text:p>0.000000002167927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00002512308">
                <text:p>0.000000002512308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000301">
                <text:p>0.00000000301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00030115">
                <text:p>0.0000000030115</text:p>
              </table:table-cell>
              <table:table-cell office:value-type="float" office:value="1.645747">
                <text:p>1.6457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00030163">
                <text:p>0.0000000030163</text:p>
              </table:table-cell>
              <table:table-cell office:value-type="float" office:value="1.791452">
                <text:p>1.7914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000302">
                <text:p>0.0000000030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00003024481">
                <text:p>0.00000000302448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0003030194">
                <text:p>0.00000000303019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00003043153">
                <text:p>0.00000000304315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00003084624">
                <text:p>0.00000000308462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0000321733">
                <text:p>0.0000000032173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0000364199">
                <text:p>0.0000000036419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00004">
                <text:p>0.00000000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00004005">
                <text:p>0.00000000400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0000400625">
                <text:p>0.00000000400625</text:p>
              </table:table-cell>
              <table:table-cell office:value-type="float" office:value="1.736503">
                <text:p>1.7365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0000401">
                <text:p>0.00000000401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00004011828">
                <text:p>0.000000004011828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00004012883">
                <text:p>0.000000004012883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00004016168">
                <text:p>0.000000004016168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00004026677">
                <text:p>0.000000004026677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00004060308">
                <text:p>0.000000004060308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00004167927">
                <text:p>0.000000004167927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00004512308">
                <text:p>0.000000004512308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0000501">
                <text:p>0.00000000501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000050115">
                <text:p>0.0000000050115</text:p>
              </table:table-cell>
              <table:table-cell office:value-type="float" office:value="1.645747">
                <text:p>1.6457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000050163">
                <text:p>0.0000000050163</text:p>
              </table:table-cell>
              <table:table-cell office:value-type="float" office:value="1.791452">
                <text:p>1.7914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0000502">
                <text:p>0.0000000050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00005024481">
                <text:p>0.00000000502448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00005030194">
                <text:p>0.00000000503019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00005043153">
                <text:p>0.00000000504315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00005084624">
                <text:p>0.00000000508462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0000521733">
                <text:p>0.0000000052173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0000564199">
                <text:p>0.0000000056419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00006">
                <text:p>0.00000000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00006005">
                <text:p>0.00000000600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0000600625">
                <text:p>0.00000000600625</text:p>
              </table:table-cell>
              <table:table-cell office:value-type="float" office:value="1.736503">
                <text:p>1.7365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0000601">
                <text:p>0.00000000601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00006011828">
                <text:p>0.000000006011828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00006012883">
                <text:p>0.000000006012883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00006016168">
                <text:p>0.000000006016168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00006026677">
                <text:p>0.000000006026677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00006060308">
                <text:p>0.000000006060308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00006167927">
                <text:p>0.000000006167927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00006512308">
                <text:p>0.000000006512308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0000701">
                <text:p>0.00000000701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000070115">
                <text:p>0.0000000070115</text:p>
              </table:table-cell>
              <table:table-cell office:value-type="float" office:value="1.645747">
                <text:p>1.6457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000070163">
                <text:p>0.0000000070163</text:p>
              </table:table-cell>
              <table:table-cell office:value-type="float" office:value="1.791452">
                <text:p>1.7914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0000702">
                <text:p>0.0000000070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00007024481">
                <text:p>0.00000000702448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00007030194">
                <text:p>0.00000000703019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000007043153">
                <text:p>0.00000000704315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000007084624">
                <text:p>0.00000000708462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0000721733">
                <text:p>0.0000000072173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00000764199">
                <text:p>0.0000000076419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000008">
                <text:p>0.00000000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000008005">
                <text:p>0.00000000800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00000800625">
                <text:p>0.00000000800625</text:p>
              </table:table-cell>
              <table:table-cell office:value-type="float" office:value="1.736503">
                <text:p>1.7365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00000801">
                <text:p>0.00000000801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000008011828">
                <text:p>0.000000008011828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000008012883">
                <text:p>0.000000008012883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000008016168">
                <text:p>0.000000008016168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000008026677">
                <text:p>0.000000008026677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00008060308">
                <text:p>0.000000008060308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00008167927">
                <text:p>0.000000008167927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00008512308">
                <text:p>0.000000008512308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00000901">
                <text:p>0.00000000901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000090115">
                <text:p>0.0000000090115</text:p>
              </table:table-cell>
              <table:table-cell office:value-type="float" office:value="1.645747">
                <text:p>1.6457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000090163">
                <text:p>0.0000000090163</text:p>
              </table:table-cell>
              <table:table-cell office:value-type="float" office:value="1.791452">
                <text:p>1.7914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00000902">
                <text:p>0.0000000090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000009024481">
                <text:p>0.00000000902448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000009030194">
                <text:p>0.00000000903019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000009043153">
                <text:p>0.00000000904315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000009084624">
                <text:p>0.00000000908462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00000921733">
                <text:p>0.0000000092173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00000964199">
                <text:p>0.0000000096419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00001">
                <text:p>0.0000000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/>
              <table:table-cell office:value-type="float" office:value="1E+030">
                <text:p>1E+03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7.148cm" svg:y="0.316cm" chart:style-name="ch2">
          <text:p>Inverter</text:p>
        </chart:title>
        <chart:legend chart:legend-position="end" svg:x="13.966cm" svg:y="3.955cm" style:legend-expansion="high" chart:style-name="ch3"/>
        <chart:plot-area chart:style-name="ch4" table:cell-range-address="Sheet1.A1:Sheet1.A108 Sheet1.G31:Sheet1.G32 Sheet1.C1:Sheet1.D107" chart:data-source-has-labels="row" svg:x="1.33cm" svg:y="1.275cm" svg:width="12.317cm" svg:height="6.57cm">
          <chartooo:coordinate-region svg:x="2.057cm" svg:y="1.474cm" svg:width="10.609cm" svg:height="5.724cm"/>
          <chart:axis chart:dimension="x" chart:name="primary-x" chart:style-name="ch5">
            <chart:title svg:x="6.69cm" svg:y="8.025cm" chart:style-name="ch6">
              <text:p>Time (sec)</text:p>
            </chart:title>
          </chart:axis>
          <chart:axis chart:dimension="y" chart:name="primary-y" chart:style-name="ch5">
            <chart:title svg:x="0.451cm" svg:y="5.411cm" chart:style-name="ch7">
              <text:p>Voltage (V)</text:p>
            </chart:title>
            <chart:grid chart:style-name="ch8" chart:class="major"/>
          </chart:axis>
          <chart:series chart:style-name="ch9" chart:values-cell-range-address="Sheet1.C1:Sheet1.C107" chart:label-cell-address="Sheet1.G31:Sheet1.G31" chart:class="chart:scatter">
            <chart:domain table:cell-range-address="Sheet1.A1:Sheet1.A108"/>
            <chart:data-point chart:repeated="108"/>
          </chart:series>
          <chart:series chart:style-name="ch10" chart:values-cell-range-address="Sheet1.D1:Sheet1.D107" chart:label-cell-address="Sheet1.G32:Sheet1.G32" chart:class="chart:scatter">
            <chart:data-point chart:repeated="10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in</text:p>
                <draw:g>
                  <svg:desc>Sheet1.G31:Sheet1.G31</svg:desc>
                </draw:g>
              </table:table-cell>
              <table:table-cell office:value-type="string">
                <text:p>Vout</text:p>
                <draw:g>
                  <svg:desc>Sheet1.G32:Sheet1.G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08</svg:desc>
                </draw:g>
              </table:table-cell>
              <table:table-cell office:value-type="float" office:value="0">
                <text:p>0</text:p>
                <draw:g>
                  <svg:desc>Sheet1.C1:Sheet1.C107</svg:desc>
                </draw:g>
              </table:table-cell>
              <table:table-cell office:value-type="float" office:value="1.8">
                <text:p>1.8</text:p>
                <draw:g>
                  <svg:desc>Sheet1.D1:Sheet1.D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0000025">
                <text:p>0.0000000000025</text:p>
              </table:table-cell>
              <table:table-cell office:value-type="float" office:value="0.45">
                <text:p>0.4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000005">
                <text:p>0.000000000005</text:p>
              </table:table-cell>
              <table:table-cell office:value-type="float" office:value="0.9">
                <text:p>0.9</text:p>
              </table:table-cell>
              <table:table-cell office:value-type="float" office:value="1.769799">
                <text:p>1.7697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000006953072">
                <text:p>0.000000000006953072</text:p>
              </table:table-cell>
              <table:table-cell office:value-type="float" office:value="1.251553">
                <text:p>1.251553</text:p>
              </table:table-cell>
              <table:table-cell office:value-type="float" office:value="1.712401">
                <text:p>1.7124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1.8">
                <text:p>1.8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000001487508">
                <text:p>0.00000000001487508</text:p>
              </table:table-cell>
              <table:table-cell office:value-type="float" office:value="1.8">
                <text:p>1.8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000001609625">
                <text:p>0.00000000001609625</text:p>
              </table:table-cell>
              <table:table-cell office:value-type="float" office:value="1.8">
                <text:p>1.8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000002000397">
                <text:p>0.00000000002000397</text:p>
              </table:table-cell>
              <table:table-cell office:value-type="float" office:value="1.8">
                <text:p>1.8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000003250868">
                <text:p>0.00000000003250868</text:p>
              </table:table-cell>
              <table:table-cell office:value-type="float" office:value="1.8">
                <text:p>1.8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000007252376">
                <text:p>0.00000000007252376</text:p>
              </table:table-cell>
              <table:table-cell office:value-type="float" office:value="1.8">
                <text:p>1.8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0000200572">
                <text:p>0.000000000200572</text:p>
              </table:table-cell>
              <table:table-cell office:value-type="float" office:value="1.8">
                <text:p>1.8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00006103264">
                <text:p>0.0000000006103264</text:p>
              </table:table-cell>
              <table:table-cell office:value-type="float" office:value="1.8">
                <text:p>1.8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000101">
                <text:p>0.00000000101</text:p>
              </table:table-cell>
              <table:table-cell office:value-type="float" office:value="1.8">
                <text:p>1.8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00010115">
                <text:p>0.0000000010115</text:p>
              </table:table-cell>
              <table:table-cell office:value-type="float" office:value="1.53">
                <text:p>1.53</text:p>
              </table:table-cell>
              <table:table-cell office:value-type="float" office:value="1.645747">
                <text:p>1.6457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00010163">
                <text:p>0.0000000010163</text:p>
              </table:table-cell>
              <table:table-cell office:value-type="float" office:value="0.666">
                <text:p>0.666</text:p>
              </table:table-cell>
              <table:table-cell office:value-type="float" office:value="1.791452">
                <text:p>1.7914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000102">
                <text:p>0.00000000102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0001024481">
                <text:p>0.000000001024481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0001030194">
                <text:p>0.000000001030194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0001043153">
                <text:p>0.000000001043153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0001084624">
                <text:p>0.000000001084624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000121733">
                <text:p>0.00000000121733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000164199">
                <text:p>0.00000000164199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0002">
                <text:p>0.000000002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0002005">
                <text:p>0.000000002005</text:p>
              </table:table-cell>
              <table:table-cell office:value-type="float" office:value="0.9">
                <text:p>0.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000200625">
                <text:p>0.00000000200625</text:p>
              </table:table-cell>
              <table:table-cell office:value-type="float" office:value="1.125">
                <text:p>1.125</text:p>
              </table:table-cell>
              <table:table-cell office:value-type="float" office:value="1.736503">
                <text:p>1.7365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000201">
                <text:p>0.00000000201</text:p>
              </table:table-cell>
              <table:table-cell office:value-type="float" office:value="1.8">
                <text:p>1.8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00002011828">
                <text:p>0.000000002011828</text:p>
              </table:table-cell>
              <table:table-cell office:value-type="float" office:value="1.8">
                <text:p>1.8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00002012883">
                <text:p>0.000000002012883</text:p>
              </table:table-cell>
              <table:table-cell office:value-type="float" office:value="1.8">
                <text:p>1.8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00002016168">
                <text:p>0.000000002016168</text:p>
              </table:table-cell>
              <table:table-cell office:value-type="float" office:value="1.8">
                <text:p>1.8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00002026677">
                <text:p>0.000000002026677</text:p>
              </table:table-cell>
              <table:table-cell office:value-type="float" office:value="1.8">
                <text:p>1.8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00002060308">
                <text:p>0.000000002060308</text:p>
              </table:table-cell>
              <table:table-cell office:value-type="float" office:value="1.8">
                <text:p>1.8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00002167927">
                <text:p>0.000000002167927</text:p>
              </table:table-cell>
              <table:table-cell office:value-type="float" office:value="1.8">
                <text:p>1.8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00002512308">
                <text:p>0.000000002512308</text:p>
              </table:table-cell>
              <table:table-cell office:value-type="float" office:value="1.8">
                <text:p>1.8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000301">
                <text:p>0.00000000301</text:p>
              </table:table-cell>
              <table:table-cell office:value-type="float" office:value="1.8">
                <text:p>1.8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00030115">
                <text:p>0.0000000030115</text:p>
              </table:table-cell>
              <table:table-cell office:value-type="float" office:value="1.53">
                <text:p>1.53</text:p>
              </table:table-cell>
              <table:table-cell office:value-type="float" office:value="1.645747">
                <text:p>1.6457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00030163">
                <text:p>0.0000000030163</text:p>
              </table:table-cell>
              <table:table-cell office:value-type="float" office:value="0.666">
                <text:p>0.666</text:p>
              </table:table-cell>
              <table:table-cell office:value-type="float" office:value="1.791452">
                <text:p>1.7914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000302">
                <text:p>0.00000000302</text:p>
              </table:table-cell>
              <table:table-cell office:value-type="float" office:value="0.00000000000004307665">
                <text:p>0.0000000000000430766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00003024481">
                <text:p>0.000000003024481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0003030194">
                <text:p>0.000000003030194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00003043153">
                <text:p>0.000000003043153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00003084624">
                <text:p>0.000000003084624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0000321733">
                <text:p>0.00000000321733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0000364199">
                <text:p>0.00000000364199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00004">
                <text:p>0.000000004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00004005">
                <text:p>0.000000004005</text:p>
              </table:table-cell>
              <table:table-cell office:value-type="float" office:value="0.9">
                <text:p>0.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0000400625">
                <text:p>0.00000000400625</text:p>
              </table:table-cell>
              <table:table-cell office:value-type="float" office:value="1.125">
                <text:p>1.125</text:p>
              </table:table-cell>
              <table:table-cell office:value-type="float" office:value="1.736503">
                <text:p>1.7365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0000401">
                <text:p>0.00000000401</text:p>
              </table:table-cell>
              <table:table-cell office:value-type="float" office:value="1.8">
                <text:p>1.8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00004011828">
                <text:p>0.000000004011828</text:p>
              </table:table-cell>
              <table:table-cell office:value-type="float" office:value="1.8">
                <text:p>1.8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00004012883">
                <text:p>0.000000004012883</text:p>
              </table:table-cell>
              <table:table-cell office:value-type="float" office:value="1.8">
                <text:p>1.8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00004016168">
                <text:p>0.000000004016168</text:p>
              </table:table-cell>
              <table:table-cell office:value-type="float" office:value="1.8">
                <text:p>1.8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00004026677">
                <text:p>0.000000004026677</text:p>
              </table:table-cell>
              <table:table-cell office:value-type="float" office:value="1.8">
                <text:p>1.8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00004060308">
                <text:p>0.000000004060308</text:p>
              </table:table-cell>
              <table:table-cell office:value-type="float" office:value="1.8">
                <text:p>1.8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00004167927">
                <text:p>0.000000004167927</text:p>
              </table:table-cell>
              <table:table-cell office:value-type="float" office:value="1.8">
                <text:p>1.8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00004512308">
                <text:p>0.000000004512308</text:p>
              </table:table-cell>
              <table:table-cell office:value-type="float" office:value="1.8">
                <text:p>1.8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0000501">
                <text:p>0.00000000501</text:p>
              </table:table-cell>
              <table:table-cell office:value-type="float" office:value="1.8">
                <text:p>1.8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000050115">
                <text:p>0.0000000050115</text:p>
              </table:table-cell>
              <table:table-cell office:value-type="float" office:value="1.53">
                <text:p>1.53</text:p>
              </table:table-cell>
              <table:table-cell office:value-type="float" office:value="1.645747">
                <text:p>1.6457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000050163">
                <text:p>0.0000000050163</text:p>
              </table:table-cell>
              <table:table-cell office:value-type="float" office:value="0.666">
                <text:p>0.666</text:p>
              </table:table-cell>
              <table:table-cell office:value-type="float" office:value="1.791452">
                <text:p>1.7914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0000502">
                <text:p>0.00000000502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00005024481">
                <text:p>0.000000005024481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00005030194">
                <text:p>0.000000005030194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00005043153">
                <text:p>0.000000005043153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00005084624">
                <text:p>0.000000005084624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0000521733">
                <text:p>0.00000000521733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0000564199">
                <text:p>0.00000000564199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00006">
                <text:p>0.000000006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00006005">
                <text:p>0.000000006005</text:p>
              </table:table-cell>
              <table:table-cell office:value-type="float" office:value="0.9">
                <text:p>0.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0000600625">
                <text:p>0.00000000600625</text:p>
              </table:table-cell>
              <table:table-cell office:value-type="float" office:value="1.125">
                <text:p>1.125</text:p>
              </table:table-cell>
              <table:table-cell office:value-type="float" office:value="1.736503">
                <text:p>1.7365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0000601">
                <text:p>0.00000000601</text:p>
              </table:table-cell>
              <table:table-cell office:value-type="float" office:value="1.8">
                <text:p>1.8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00006011828">
                <text:p>0.000000006011828</text:p>
              </table:table-cell>
              <table:table-cell office:value-type="float" office:value="1.8">
                <text:p>1.8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00006012883">
                <text:p>0.000000006012883</text:p>
              </table:table-cell>
              <table:table-cell office:value-type="float" office:value="1.8">
                <text:p>1.8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00006016168">
                <text:p>0.000000006016168</text:p>
              </table:table-cell>
              <table:table-cell office:value-type="float" office:value="1.8">
                <text:p>1.8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00006026677">
                <text:p>0.000000006026677</text:p>
              </table:table-cell>
              <table:table-cell office:value-type="float" office:value="1.8">
                <text:p>1.8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00006060308">
                <text:p>0.000000006060308</text:p>
              </table:table-cell>
              <table:table-cell office:value-type="float" office:value="1.8">
                <text:p>1.8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00006167927">
                <text:p>0.000000006167927</text:p>
              </table:table-cell>
              <table:table-cell office:value-type="float" office:value="1.8">
                <text:p>1.8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00006512308">
                <text:p>0.000000006512308</text:p>
              </table:table-cell>
              <table:table-cell office:value-type="float" office:value="1.8">
                <text:p>1.8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0000701">
                <text:p>0.00000000701</text:p>
              </table:table-cell>
              <table:table-cell office:value-type="float" office:value="1.8">
                <text:p>1.8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000070115">
                <text:p>0.0000000070115</text:p>
              </table:table-cell>
              <table:table-cell office:value-type="float" office:value="1.53">
                <text:p>1.53</text:p>
              </table:table-cell>
              <table:table-cell office:value-type="float" office:value="1.645747">
                <text:p>1.6457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000070163">
                <text:p>0.0000000070163</text:p>
              </table:table-cell>
              <table:table-cell office:value-type="float" office:value="0.666">
                <text:p>0.666</text:p>
              </table:table-cell>
              <table:table-cell office:value-type="float" office:value="1.791452">
                <text:p>1.7914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0000702">
                <text:p>0.00000000702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00007024481">
                <text:p>0.000000007024481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00007030194">
                <text:p>0.000000007030194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000007043153">
                <text:p>0.000000007043153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000007084624">
                <text:p>0.000000007084624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0000721733">
                <text:p>0.00000000721733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00000764199">
                <text:p>0.00000000764199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000008">
                <text:p>0.000000008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000008005">
                <text:p>0.000000008005</text:p>
              </table:table-cell>
              <table:table-cell office:value-type="float" office:value="0.9">
                <text:p>0.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00000800625">
                <text:p>0.00000000800625</text:p>
              </table:table-cell>
              <table:table-cell office:value-type="float" office:value="1.125">
                <text:p>1.125</text:p>
              </table:table-cell>
              <table:table-cell office:value-type="float" office:value="1.736503">
                <text:p>1.7365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00000801">
                <text:p>0.00000000801</text:p>
              </table:table-cell>
              <table:table-cell office:value-type="float" office:value="1.8">
                <text:p>1.8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000008011828">
                <text:p>0.000000008011828</text:p>
              </table:table-cell>
              <table:table-cell office:value-type="float" office:value="1.8">
                <text:p>1.8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000008012883">
                <text:p>0.000000008012883</text:p>
              </table:table-cell>
              <table:table-cell office:value-type="float" office:value="1.8">
                <text:p>1.8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000008016168">
                <text:p>0.000000008016168</text:p>
              </table:table-cell>
              <table:table-cell office:value-type="float" office:value="1.8">
                <text:p>1.8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000008026677">
                <text:p>0.000000008026677</text:p>
              </table:table-cell>
              <table:table-cell office:value-type="float" office:value="1.8">
                <text:p>1.8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00008060308">
                <text:p>0.000000008060308</text:p>
              </table:table-cell>
              <table:table-cell office:value-type="float" office:value="1.8">
                <text:p>1.8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00008167927">
                <text:p>0.000000008167927</text:p>
              </table:table-cell>
              <table:table-cell office:value-type="float" office:value="1.8">
                <text:p>1.8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00008512308">
                <text:p>0.000000008512308</text:p>
              </table:table-cell>
              <table:table-cell office:value-type="float" office:value="1.8">
                <text:p>1.8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00000901">
                <text:p>0.00000000901</text:p>
              </table:table-cell>
              <table:table-cell office:value-type="float" office:value="1.8">
                <text:p>1.8</text:p>
              </table:table-cell>
              <table:table-cell office:value-type="float" office:value="1.563227">
                <text:p>1.5632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000090115">
                <text:p>0.0000000090115</text:p>
              </table:table-cell>
              <table:table-cell office:value-type="float" office:value="1.53">
                <text:p>1.53</text:p>
              </table:table-cell>
              <table:table-cell office:value-type="float" office:value="1.645747">
                <text:p>1.6457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000090163">
                <text:p>0.0000000090163</text:p>
              </table:table-cell>
              <table:table-cell office:value-type="float" office:value="0.666">
                <text:p>0.666</text:p>
              </table:table-cell>
              <table:table-cell office:value-type="float" office:value="1.791452">
                <text:p>1.7914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00000902">
                <text:p>0.00000000902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000009024481">
                <text:p>0.000000009024481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000009030194">
                <text:p>0.000000009030194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000009043153">
                <text:p>0.000000009043153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000009084624">
                <text:p>0.000000009084624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00000921733">
                <text:p>0.00000000921733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00000964199">
                <text:p>0.00000000964199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00001">
                <text:p>0.00000001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/>
              <table:table-cell office:value-type="float" office:value="1E+030">
                <text:p>1E+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